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7889" officeooo:paragraph-rsid="000c7889"/>
    </style:style>
    <style:style style:name="P2" style:family="paragraph" style:parent-style-name="Standard">
      <style:text-properties officeooo:rsid="000e75a8" officeooo:paragraph-rsid="000e7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lking</text:p>
      <text:p text:style-name="P1"/>
      <text:p text:style-name="P1">Take off</text:p>
      <text:p text:style-name="P1"/>
      <text:p text:style-name="P1">Rotation</text:p>
      <text:p text:style-name="P1"/>
      <text:p text:style-name="P1">Acceleration</text:p>
      <text:p text:style-name="P1"/>
      <text:p text:style-name="P1">Gliding</text:p>
      <text:p text:style-name="P1"/>
      <text:p text:style-name="P1">diving</text:p>
      <text:p text:style-name="P1"/>
      <text:p text:style-name="P2">lan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07:24.053000000</meta:creation-date>
    <dc:date>2019-05-15T20:54:52.288000000</dc:date>
    <meta:editing-duration>PT3H37M17S</meta:editing-duration>
    <meta:editing-cycles>1</meta:editing-cycles>
    <meta:document-statistic meta:table-count="0" meta:image-count="0" meta:object-count="0" meta:page-count="1" meta:paragraph-count="7" meta:word-count="8" meta:character-count="55" meta:non-whitespace-character-count="54"/>
    <meta:generator>LibreOffice/6.0.7.3$Windows_X86_64 LibreOffice_project/dc89aa7a9eabfd848af146d5086077aeed2ae4a5</meta:generator>
  </office:meta>
</office:document-meta>
</file>